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a45"/>
    </style:style>
    <style:style style:name="P2" style:family="paragraph" style:parent-style-name="Standard">
      <style:text-properties officeooo:paragraph-rsid="0020fbba"/>
    </style:style>
    <style:style style:name="P3" style:family="paragraph" style:parent-style-name="Standard">
      <style:text-properties officeooo:paragraph-rsid="00235c5a"/>
    </style:style>
    <style:style style:name="T1" style:family="text">
      <style:text-properties officeooo:rsid="001cd43d"/>
    </style:style>
    <style:style style:name="T2" style:family="text">
      <style:text-properties officeooo:rsid="001e6a45"/>
    </style:style>
    <style:style style:name="T3" style:family="text">
      <style:text-properties officeooo:rsid="00235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ndan@cdac:/etc$ sudo usermod -aG docker nandan</text:p>
      <text:p text:style-name="Standard">nandan@cdac:/etc$ newgrp docker</text:p>
      <text:p text:style-name="Standard">nandan@cdac:/etc$ docker run hello-world</text:p>
      <text:p text:style-name="Standard">nandan@cdac:/etc$ docker login</text:p>
      <text:p text:style-name="Standard">nandan@cdac:/etc$ docker images</text:p>
      <text:p text:style-name="Standard">nandan@cdac:/etc$ docker image ls</text:p>
      <text:p text:style-name="Standard">nandan@cdac:/etc$ docker pull ubuntu:22.04</text:p>
      <text:p text:style-name="Standard">nandan@cdac:/etc$ docker run -it ubuntu:22.04 bash</text:p>
      <text:p text:style-name="Standard">root@757db2366ee1:/# hostname</text:p>
      <text:p text:style-name="Standard">757db2366ee1</text:p>
      <text:p text:style-name="Standard">root@757db2366ee1:/# whoami</text:p>
      <text:p text:style-name="Standard">root</text:p>
      <text:p text:style-name="Standard"/>
      <text:p text:style-name="Standard">root@757db2366ee1:/# apt install build-essential -y</text:p>
      <text:p text:style-name="Standard">root@757db2366ee1:/# apt install lsb-release</text:p>
      <text:p text:style-name="Standard">root@757db2366ee1:/# <text:span text:style-name="T1">lsb_release -a</text:span></text:p>
      <text:p text:style-name="Standard"/>
      <text:p text:style-name="P1">nandan@cdac:/etc$ docker -<text:span text:style-name="T2">it --name <text:s/>nandan ubuntu:22.04</text:span></text:p>
      <text:p text:style-name="P1"/>
      <text:p text:style-name="P1">nandan@cdac:/etc$ sudo docker container stop nandan</text:p>
      <text:p text:style-name="P2">nandan@cdac:/etc$ sudo docker exec -it nandan bash</text:p>
      <text:p text:style-name="P3">nandan@cdac:/etc$ sudo docker <text:span text:style-name="T3">attach &lt;container name&gt; <text:s text:c="9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1T12:50:09.517281400</meta:creation-date>
    <dc:date>2024-01-01T15:14:27.452334881</dc:date>
    <meta:editing-duration>PT6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77" meta:character-count="727" meta:non-whitespace-character-count="659"/>
  </office:meta>
</office:document-meta>
</file>